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2.8626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839in"/>
    </style:style>
    <style:style style:name="co8" style:family="table-column">
      <style:table-column-properties fo:break-before="auto" style:column-width="0.8173in"/>
    </style:style>
    <style:style style:name="co9" style:family="table-column">
      <style:table-column-properties fo:break-before="auto" style:column-width="1.0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wrap-option="wrap" fo:border="0.0071in solid #000000"/>
      <style:paragraph-properties fo:text-align="start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8.5pt" style:font-size-asian="8.5pt" style:font-size-complex="8.5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" fo:font-size="8.5pt" style:font-size-asian="8.5pt" style:font-size-complex="8.5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.5pt" style:font-size-asian="8.5pt" style:font-size-complex="8.5pt"/>
    </style:style>
    <style:style style:name="ce5" style:family="table-cell" style:parent-style-name="Default">
      <style:table-cell-properties fo:background-color="#b3b3b3" style:text-align-source="fix" style:repeat-content="false" fo:wrap-option="wrap" fo:border="0.0071in solid #000000"/>
      <style:paragraph-properties fo:text-align="end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.5pt" style:font-size-asian="8.5pt" style:font-size-complex="8.5pt"/>
    </style:style>
    <style:style style:name="ce7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" fo:font-size="8.5pt" fo:font-weight="bold" style:font-size-asian="8.5pt" style:font-weight-asian="bold" style:font-size-complex="8.5pt" style:font-weight-complex="bold"/>
    </style:style>
    <style:style style:name="ce17" style:family="table-cell" style:parent-style-name="Default" style:data-style-name="N117">
      <style:table-cell-properties fo:background-color="#b3b3b3" fo:wrap-option="wrap" fo:border="0.0071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18" style:family="table-cell" style:parent-style-name="Default" style:data-style-name="N117">
      <style:table-cell-properties fo:wrap-option="wrap"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17">
      <style:table-cell-properties fo:wrap-option="wrap" fo:border="none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none"/>
      <style:text-properties style:font-name="ARial" fo:font-size="8.5pt" fo:font-weight="bold" style:font-size-asian="8.5pt" style:font-weight-asian="bold" style:font-size-complex="8.5pt" style:font-weight-complex="bold"/>
    </style:style>
    <style:style style:name="ce21" style:family="table-cell" style:parent-style-name="Default">
      <style:text-properties style:font-name="ARial" fo:font-size="8.5pt" style:font-size-asian="8.5pt" style:font-size-complex="8.5pt"/>
    </style:style>
    <style:style style:name="ce22" style:family="table-cell" style:parent-style-name="Default">
      <style:table-cell-properties fo:background-color="#b3b3b3" fo:border="0.0071in solid #000000"/>
      <style:text-properties style:font-name="ARial" fo:font-size="8.5pt" fo:font-weight="bold" style:font-size-asian="8.5pt" style:font-weight-asian="bold" style:font-size-complex="8.5pt" style:font-weight-complex="bold"/>
    </style:style>
    <style:style style:name="ce23" style:family="table-cell" style:parent-style-name="Default">
      <style:table-cell-properties fo:border="0.0008in solid #000000"/>
      <style:text-properties style:font-name="ARial" fo:font-size="8.5pt" style:font-size-asian="8.5pt" style:font-size-complex="8.5pt"/>
    </style:style>
    <style:style style:name="ce24" style:family="table-cell" style:parent-style-name="Default">
      <style:table-cell-properties fo:border="none"/>
      <style:text-properties style:font-name="ARial" fo:font-size="8.5pt" style:font-size-asian="8.5pt" style:font-size-complex="8.5pt"/>
    </style:style>
    <style:style style:name="ce25" style:family="table-cell" style:parent-style-name="Default">
      <style:table-cell-properties fo:border="0.0071in solid #000000"/>
      <style:text-properties style:font-name="ARial" fo:font-size="8.5pt" fo:font-weight="bold" style:font-size-asian="8.5pt" style:font-weight-asian="bold" style:font-size-complex="8.5pt" style:font-weight-complex="bold"/>
    </style:style>
    <style:style style:name="ce2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71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30" style:family="table-cell" style:parent-style-name="Default">
      <style:text-properties style:font-name="ARial" fo:font-size="8.5pt" fo:font-weight="bold" style:font-size-asian="8.5pt" style:font-weight-asian="bold" style:font-size-complex="8.5pt" style:font-weight-complex="bold"/>
    </style:style>
    <style:style style:name="ce31" style:family="table-cell" style:parent-style-name="Default">
      <style:table-cell-properties fo:border="0.0008in solid #000000"/>
      <style:text-properties style:font-name="ARial" fo:font-size="8.5pt" fo:font-weight="bold" style:font-size-asian="8.5pt" style:font-weight-asian="bold" style:font-size-complex="8.5pt" style:font-weight-complex="bold"/>
    </style:style>
    <style:style style:name="ce32" style:family="table-cell" style:parent-style-name="Default" style:data-style-name="N117">
      <style:table-cell-properties fo:wrap-option="wrap" fo:border="0.0071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33" style:family="table-cell" style:parent-style-name="Default">
      <style:table-cell-properties fo:border="0.0008in solid #000000"/>
      <style:text-properties style:font-name="ARial" fo:font-size="8.5pt" fo:font-style="normal" fo:font-weight="bold" style:font-size-asian="8.5pt" style:font-style-asian="normal" style:font-weight-asian="bold" style:font-size-complex="8.5pt" style:font-style-complex="normal" style:font-weight-complex="bold"/>
    </style:style>
    <style:style style:name="ce34" style:family="table-cell" style:parent-style-name="Default">
      <style:table-cell-properties fo:background-color="#b3b3b3" style:text-align-source="fix" style:repeat-content="false" fo:border="0.0071in solid #000000"/>
      <style:paragraph-properties fo:text-align="end" fo:margin-left="0in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3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8.5pt" style:language-asian="zxx" style:country-asian="none" style:font-style-asian="normal" style:font-weight-asian="bold" style:font-name-complex="Tahoma" style:font-size-complex="8.5pt" style:language-complex="zxx" style:country-complex="none" style:font-style-complex="normal" style:font-weight-complex="bold" style:text-emphasize="none" style:font-relief="none"/>
    </style:style>
    <style:style style:name="ce37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>
      <style:text-properties style:use-window-font-color="true" style:text-outline="false" style:text-line-through-style="none" style:font-name="ARial" fo:font-size="8.5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8.5pt" style:language-asian="zxx" style:country-asian="none" style:font-style-asian="normal" style:font-weight-asian="normal" style:font-name-complex="Tahoma" style:font-size-complex="8.5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21"/>
        <table:table-column table:style-name="co5" table:visibility="collapse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9" table:default-cell-style-name="ce21"/>
        <table:table-column table:style-name="co5" table:number-columns-repeated="1014" table:default-cell-style-name="ce21"/>
        <table:table-row table:style-name="ro1">
          <table:table-cell table:style-name="ce1" office:value-type="string">
            <text:p>Supplier</text:p>
          </table:table-cell>
          <table:table-cell table:style-name="ce5" office:value-type="string">
            <text:p>Article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Price</text:p>
          </table:table-cell>
          <table:table-cell table:style-name="ce22"/>
          <table:table-cell table:style-name="ce5" office:value-type="string">
            <text:p>Amount</text:p>
          </table:table-cell>
          <table:table-cell table:style-name="ce22" office:value-type="string">
            <text:p>Price p. Cart</text:p>
          </table:table-cell>
          <table:table-cell table:style-name="ce22" office:value-type="float" office:value="10">
            <text:p>10</text:p>
          </table:table-cell>
          <table:table-cell table:style-name="ce34" office:value-type="string">
            <text:p>Total</text:p>
          </table:table-cell>
          <table:table-cell table:style-name="ce34"/>
          <table:table-cell table:number-columns-repeated="1014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628512-55 M</text:p>
          </table:table-cell>
          <table:table-cell table:style-name="ce11" office:value-type="string">
            <text:p><text:a xlink:href="http://www.reichelt.de/?;ACTION=3;LA=5;GROUP=A34;GROUPID=2954;ARTICLE=40089;START=0;SORT=user;OFFSET=16;SID=31Qiym36wQAR8AAHlZaukb2246591a03d2f17fe30700bddfb42a9">IC SMD (R1LPO408CSP : Renesas)</text:a></text:p>
          </table:table-cell>
          <table:table-cell table:style-name="ce18" office:value-type="currency" office:currency="EUR" office:value="2.95" table:number-columns-spanned="2" table:number-rows-spanned="1">
            <text:p>2.95 €</text:p>
          </table:table-cell>
          <table:covered-table-cell table:style-name="ce23"/>
          <table:table-cell table:style-name="ce26" office:value-type="float" office:value="4">
            <text:p>4</text:p>
          </table:table-cell>
          <table:table-cell table:style-name="ce23" table:formula="of:=[.F2]*[.D2]" office:value-type="currency" office:currency="EUR" office:value="11.8">
            <text:p>11.80 €</text:p>
          </table:table-cell>
          <table:table-cell table:style-name="ce23" table:formula="of:=[.H$1]*[.F2]" office:value-type="float" office:value="40">
            <text:p>40</text:p>
          </table:table-cell>
          <table:table-cell table:style-name="ce35" table:formula="of:=[.H2]*[.D2]" office:value-type="currency" office:currency="EUR" office:value="118">
            <text:p>118.0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SMD HC 138</text:p>
          </table:table-cell>
          <table:table-cell table:style-name="ce11" office:value-type="string">
            <text:p><text:a xlink:href="http://www.reichelt.de/?;ACTION=3;LA=5;GROUP=A2232;GROUPID=2931;ARTICLE=18638;START=0;SORT=user;OFFSET=16;SID=31Qiym36wQAR8AAHlZaukb2246591a03d2f17fe30700bddfb42a9">HIGH-SPEED CMOS</text:a></text:p>
          </table:table-cell>
          <table:table-cell table:style-name="ce18" office:value-type="currency" office:currency="EUR" office:value="0.19" table:number-columns-spanned="2" table:number-rows-spanned="1">
            <text:p>0.19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3]*[.D3]" office:value-type="currency" office:currency="EUR" office:value="0.19">
            <text:p>0.19 €</text:p>
          </table:table-cell>
          <table:table-cell table:style-name="ce23" table:formula="of:=[.H$1]*[.F3]" office:value-type="float" office:value="10">
            <text:p>10</text:p>
          </table:table-cell>
          <table:table-cell table:style-name="ce35" table:formula="of:=[.H3]*[.D3]" office:value-type="currency" office:currency="EUR" office:value="1.9">
            <text:p>1.9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ATMEGA 644-20 AU</text:p>
          </table:table-cell>
          <table:table-cell table:style-name="ce11" office:value-type="string">
            <text:p><text:a xlink:href="http://www.reichelt.de/?;ACTION=3;LA=5;GROUP=A363;GROUPID=2959;ARTICLE=68172;START=0;SORT=user;OFFSET=16;SID=31Qiym36wQAR8AAHlZaukb2246591a03d2f17fe30700bddfb42a9">ATMega AVR-RISC-Controller</text:a></text:p>
          </table:table-cell>
          <table:table-cell table:style-name="ce18" office:value-type="currency" office:currency="EUR" office:value="5.2" table:number-columns-spanned="2" table:number-rows-spanned="1">
            <text:p>5.20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4]*[.D4]" office:value-type="currency" office:currency="EUR" office:value="5.2">
            <text:p>5.20 €</text:p>
          </table:table-cell>
          <table:table-cell table:style-name="ce23" table:formula="of:=[.H$1]*[.F4]" office:value-type="float" office:value="10">
            <text:p>10</text:p>
          </table:table-cell>
          <table:table-cell table:style-name="ce35" table:formula="of:=[.H4]*[.D4]" office:value-type="currency" office:currency="EUR" office:value="52">
            <text:p>52.0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20,0000-HC49-SMD</text:p>
          </table:table-cell>
          <table:table-cell table:style-name="ce11" office:value-type="string">
            <text:p><text:a xlink:href="http://www.reichelt.de/?;ACTION=3;LA=5;GROUP=B41;GROUPID=3173;ARTICLE=72516;START=0;SORT=user;OFFSET=16;SID=31Qiym36wQAR8AAHlZaukb2246591a03d2f17fe30700bddfb42a9">SMD-Quarz, Grundton, 20,000000 MHz</text:a></text:p>
          </table:table-cell>
          <table:table-cell table:style-name="ce18" office:value-type="currency" office:currency="EUR" office:value="0.24" table:number-columns-spanned="2" table:number-rows-spanned="1">
            <text:p>0.2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5]*[.D5]" office:value-type="currency" office:currency="EUR" office:value="0.24">
            <text:p>0.24 €</text:p>
          </table:table-cell>
          <table:table-cell table:style-name="ce23" table:formula="of:=[.H$1]*[.F5]" office:value-type="float" office:value="10">
            <text:p>10</text:p>
          </table:table-cell>
          <table:table-cell table:style-name="ce35" table:formula="of:=[.H5]*[.D5]" office:value-type="currency" office:currency="EUR" office:value="2.4">
            <text:p>2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SMD TAN.10/16</text:p>
          </table:table-cell>
          <table:table-cell table:style-name="ce11" office:value-type="string">
            <text:p><text:a xlink:href="http://www.reichelt.de/?;ACTION=3;LA=5;GROUP=B317;GROUPID=3147;ARTICLE=31347;START=0;SORT=user;OFFSET=16;SID=31Qiym36wQAR8AAHlZaukb2246591a03d2f17fe30700bddfb42a9">SMD-Tantal-Kondensator, 10µF/16V</text:a></text:p>
          </table:table-cell>
          <table:table-cell table:style-name="ce18" office:value-type="currency" office:currency="EUR" office:value="0.14" table:number-columns-spanned="2" table:number-rows-spanned="1">
            <text:p>0.1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6]*[.D6]" office:value-type="currency" office:currency="EUR" office:value="0.14">
            <text:p>0.14 €</text:p>
          </table:table-cell>
          <table:table-cell table:style-name="ce23" table:formula="of:=[.H$1]*[.F6]" office:value-type="float" office:value="10">
            <text:p>10</text:p>
          </table:table-cell>
          <table:table-cell table:style-name="ce35" table:formula="of:=[.H6]*[.D6]" office:value-type="currency" office:currency="EUR" office:value="1.4">
            <text:p>1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office:value-type="string">
            <text:p>SMD HC 193</text:p>
          </table:table-cell>
          <table:table-cell table:style-name="ce11" office:value-type="string">
            <text:p><text:a xlink:href="http://www.reichelt.de/?;ACTION=3;LA=5;GROUP=A2232;GROUPID=2931;ARTICLE=18655;START=0;SORT=user;OFFSET=16;SID=31Qiym36wQAR8AAHlZaukb2246591a03d2f17fe30700bddfb42a9">HIGH-SPEED CMOS</text:a></text:p>
          </table:table-cell>
          <table:table-cell table:style-name="ce18" office:value-type="currency" office:currency="EUR" office:value="0.23" table:number-columns-spanned="2" table:number-rows-spanned="1">
            <text:p>0.23 €</text:p>
          </table:table-cell>
          <table:covered-table-cell table:style-name="ce23"/>
          <table:table-cell table:style-name="ce26" office:value-type="float" office:value="6">
            <text:p>6</text:p>
          </table:table-cell>
          <table:table-cell table:style-name="ce23" table:formula="of:=[.F7]*[.D7]" office:value-type="currency" office:currency="EUR" office:value="1.38">
            <text:p>1.38 €</text:p>
          </table:table-cell>
          <table:table-cell table:style-name="ce23" table:formula="of:=[.H$1]*[.F7]" office:value-type="float" office:value="60">
            <text:p>60</text:p>
          </table:table-cell>
          <table:table-cell table:style-name="ce35" table:formula="of:=[.H7]*[.D7]" office:value-type="currency" office:currency="EUR" office:value="13.8">
            <text:p>13.8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ichelt</text:p>
          </table:table-cell>
          <table:table-cell table:style-name="ce7" office:value-type="string">
            <text:p>SHIPPING</text:p>
          </table:table-cell>
          <table:table-cell table:style-name="ce11"/>
          <table:table-cell table:style-name="ce18" office:value-type="currency" office:currency="EUR" office:value="5.6" table:number-columns-spanned="2" table:number-rows-spanned="1">
            <text:p>5.60 €</text:p>
          </table:table-cell>
          <table:covered-table-cell table:style-name="ce23"/>
          <table:table-cell table:style-name="ce26"/>
          <table:table-cell table:style-name="ce23" table:number-columns-repeated="2"/>
          <table:table-cell table:style-name="ce35" table:formula="of:=[.D8]" office:value-type="currency" office:currency="EUR" office:value="5.6">
            <text:p>5.60 €</text:p>
          </table:table-cell>
          <table:table-cell table:number-columns-repeated="1015"/>
        </table:table-row>
        <table:table-row table:style-name="ro1">
          <table:table-cell table:style-name="ce3" table:number-columns-spanned="4" table:number-rows-spanned="1"/>
          <table:covered-table-cell table:style-name="ce7"/>
          <table:covered-table-cell table:style-name="ce11"/>
          <table:covered-table-cell table:style-name="ce18"/>
          <table:table-cell table:style-name="ce23"/>
          <table:table-cell table:style-name="ce27" table:formula="of:=SUM([.F2:.F8])" office:value-type="float" office:value="14">
            <text:p>14</text:p>
          </table:table-cell>
          <table:table-cell table:style-name="ce31" table:formula="of:=SUM([.G2:.G8])" office:value-type="currency" office:currency="EUR" office:value="18.95">
            <text:p>18.95 €</text:p>
          </table:table-cell>
          <table:table-cell table:style-name="ce33" table:formula="of:=SUM([.H2:.H8])" office:value-type="float" office:value="140">
            <text:p>140</text:p>
          </table:table-cell>
          <table:table-cell table:style-name="ce36" table:formula="of:=SUM([.I2:.I8])" office:value-type="currency" office:currency="EUR" office:value="195.1">
            <text:p>195.10 €</text:p>
          </table:table-cell>
          <table:table-cell table:number-columns-repeated="1015"/>
        </table:table-row>
        <table:table-row table:style-name="ro2">
          <table:table-cell table:style-name="ce3" table:number-columns-spanned="9" table:number-rows-spanned="1"/>
          <table:covered-table-cell table:style-name="ce8"/>
          <table:covered-table-cell table:style-name="ce12"/>
          <table:covered-table-cell table:style-name="ce19"/>
          <table:covered-table-cell table:style-name="ce24"/>
          <table:covered-table-cell table:style-name="ce28"/>
          <table:covered-table-cell table:number-columns-repeated="2" table:style-name="ce24"/>
          <table:covered-table-cell table:style-name="ce37"/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015-WG10</text:p>
          </table:table-cell>
          <table:table-cell table:style-name="ce13" office:value-type="string">
            <text:p>Wannenstecker 10pol gerade</text:p>
          </table:table-cell>
          <table:table-cell table:style-name="ce18" office:value-type="currency" office:currency="EUR" office:value="0.08" table:number-columns-spanned="2" table:number-rows-spanned="1">
            <text:p>0.08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1]*[.D11]" office:value-type="currency" office:currency="EUR" office:value="0.08">
            <text:p>0.08 €</text:p>
          </table:table-cell>
          <table:table-cell table:style-name="ce23" table:formula="of:=[.H$1]*[.F11]" office:value-type="float" office:value="10">
            <text:p>10</text:p>
          </table:table-cell>
          <table:table-cell table:style-name="ce35" table:formula="of:=[.H11]*[.D11]" office:value-type="currency" office:currency="EUR" office:value="0.8">
            <text:p>0.8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9" office:value-type="float" office:value="351011">
            <text:p>351011</text:p>
          </table:table-cell>
          <table:table-cell table:style-name="ce13" office:value-type="string">
            <text:p>Mini-Taster 6x6 4,3mm LoC</text:p>
          </table:table-cell>
          <table:table-cell table:style-name="ce18" office:value-type="currency" office:currency="EUR" office:value="0.05" table:number-columns-spanned="2" table:number-rows-spanned="1">
            <text:p>0.05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2]*[.D12]" office:value-type="currency" office:currency="EUR" office:value="0.05">
            <text:p>0.05 €</text:p>
          </table:table-cell>
          <table:table-cell table:style-name="ce23" table:formula="of:=[.H$1]*[.F12]" office:value-type="float" office:value="10">
            <text:p>10</text:p>
          </table:table-cell>
          <table:table-cell table:style-name="ce35" table:formula="of:=[.H12]*[.D12]" office:value-type="currency" office:currency="EUR" office:value="0.5">
            <text:p>0.5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15-08C022</text:p>
          </table:table-cell>
          <table:table-cell table:style-name="ce13" office:value-type="string">
            <text:p>0805 KerKo 22pF</text:p>
          </table:table-cell>
          <table:table-cell table:style-name="ce18" office:value-type="currency" office:currency="EUR" office:value="0.03" table:number-columns-spanned="2" table:number-rows-spanned="1">
            <text:p>0.03 €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3" table:formula="of:=[.F13]*[.D13]" office:value-type="currency" office:currency="EUR" office:value="0.06">
            <text:p>0.06 €</text:p>
          </table:table-cell>
          <table:table-cell table:style-name="ce23" table:formula="of:=[.H$1]*[.F13]" office:value-type="float" office:value="20">
            <text:p>20</text:p>
          </table:table-cell>
          <table:table-cell table:style-name="ce35" table:formula="of:=[.H13]*[.D13]" office:value-type="currency" office:currency="EUR" office:value="0.6">
            <text:p>0.6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6069">
            <text:p>16069</text:p>
          </table:table-cell>
          <table:table-cell table:style-name="ce13" office:value-type="string">
            <text:p>74HC245 SMD</text:p>
          </table:table-cell>
          <table:table-cell table:style-name="ce18" office:value-type="currency" office:currency="EUR" office:value="0.18" table:number-columns-spanned="2" table:number-rows-spanned="1">
            <text:p>0.18 €</text:p>
          </table:table-cell>
          <table:covered-table-cell table:style-name="ce23"/>
          <table:table-cell table:style-name="ce26" office:value-type="float" office:value="10">
            <text:p>10</text:p>
          </table:table-cell>
          <table:table-cell table:style-name="ce23" table:formula="of:=[.F14]*[.D14]" office:value-type="currency" office:currency="EUR" office:value="1.8">
            <text:p>1.80 €</text:p>
          </table:table-cell>
          <table:table-cell table:style-name="ce23" table:formula="of:=[.H$1]*[.F14]" office:value-type="float" office:value="100">
            <text:p>100</text:p>
          </table:table-cell>
          <table:table-cell table:style-name="ce35" table:formula="of:=[.H14]*[.D14]" office:value-type="currency" office:currency="EUR" office:value="18">
            <text:p>18.0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6056">
            <text:p>16056</text:p>
          </table:table-cell>
          <table:table-cell table:style-name="ce13" office:value-type="string">
            <text:p>74 HC 32 SMD</text:p>
          </table:table-cell>
          <table:table-cell table:style-name="ce18" office:value-type="currency" office:currency="EUR" office:value="0.11" table:number-columns-spanned="2" table:number-rows-spanned="1">
            <text:p>0.11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5]*[.D15]" office:value-type="currency" office:currency="EUR" office:value="0.11">
            <text:p>0.11 €</text:p>
          </table:table-cell>
          <table:table-cell table:style-name="ce23" table:formula="of:=[.H$1]*[.F15]" office:value-type="float" office:value="10">
            <text:p>10</text:p>
          </table:table-cell>
          <table:table-cell table:style-name="ce35" table:formula="of:=[.H15]*[.D15]" office:value-type="currency" office:currency="EUR" office:value="1.1">
            <text:p>1.1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15-08N047</text:p>
          </table:table-cell>
          <table:table-cell table:style-name="ce14" office:value-type="string">
            <text:p>0805 KerKo 47 nF</text:p>
          </table:table-cell>
          <table:table-cell table:style-name="ce18" office:value-type="currency" office:currency="EUR" office:value="0.03" table:number-columns-spanned="2" table:number-rows-spanned="1">
            <text:p>0.03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6]*[.D16]" office:value-type="currency" office:currency="EUR" office:value="0.03">
            <text:p>0.03 €</text:p>
          </table:table-cell>
          <table:table-cell table:style-name="ce23" table:formula="of:=[.H$1]*[.F16]" office:value-type="float" office:value="10">
            <text:p>10</text:p>
          </table:table-cell>
          <table:table-cell table:style-name="ce35" table:formula="of:=[.H16]*[.D16]" office:value-type="currency" office:currency="EUR" office:value="0.3">
            <text:p>0.3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0220</text:p>
          </table:table-cell>
          <table:table-cell table:style-name="ce14" office:value-type="string">
            <text:p>0805 SMD 220 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3" table:formula="of:=[.F17]*[.D17]" office:value-type="currency" office:currency="EUR" office:value="0.08">
            <text:p>0.08 €</text:p>
          </table:table-cell>
          <table:table-cell table:style-name="ce23" table:formula="of:=[.H$1]*[.F17]" office:value-type="float" office:value="20">
            <text:p>20</text:p>
          </table:table-cell>
          <table:table-cell table:style-name="ce35" table:formula="of:=[.H17]*[.D17]" office:value-type="currency" office:currency="EUR" office:value="0.8">
            <text:p>0.8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K010</text:p>
          </table:table-cell>
          <table:table-cell table:style-name="ce14" office:value-type="string">
            <text:p>0805 SMD 10k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8]*[.D18]" office:value-type="currency" office:currency="EUR" office:value="0.04">
            <text:p>0.04 €</text:p>
          </table:table-cell>
          <table:table-cell table:style-name="ce23" table:formula="of:=[.H$1]*[.F18]" office:value-type="float" office:value="10">
            <text:p>10</text:p>
          </table:table-cell>
          <table:table-cell table:style-name="ce35" table:formula="of:=[.H18]*[.D18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26-0801001L</text:p>
          </table:table-cell>
          <table:table-cell table:style-name="ce14" office:value-type="string">
            <text:p>LED 0805 ROT tr. LowC.</text:p>
          </table:table-cell>
          <table:table-cell table:style-name="ce18" office:value-type="currency" office:currency="EUR" office:value="0.1" table:number-columns-spanned="2" table:number-rows-spanned="1">
            <text:p>0.10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19]*[.D19]" office:value-type="currency" office:currency="EUR" office:value="0.1">
            <text:p>0.10 €</text:p>
          </table:table-cell>
          <table:table-cell table:style-name="ce23" table:formula="of:=[.H$1]*[.F19]" office:value-type="float" office:value="10">
            <text:p>10</text:p>
          </table:table-cell>
          <table:table-cell table:style-name="ce35" table:formula="of:=[.H19]*[.D19]" office:value-type="currency" office:currency="EUR" office:value="1">
            <text:p>1.0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K001,3</text:p>
          </table:table-cell>
          <table:table-cell table:style-name="ce14" office:value-type="string">
            <text:p>0805 SMD 1300 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0]*[.D20]" office:value-type="currency" office:currency="EUR" office:value="0.04">
            <text:p>0.04 €</text:p>
          </table:table-cell>
          <table:table-cell table:style-name="ce23" table:formula="of:=[.H$1]*[.F20]" office:value-type="float" office:value="10">
            <text:p>10</text:p>
          </table:table-cell>
          <table:table-cell table:style-name="ce35" table:formula="of:=[.H20]*[.D20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K004,7</text:p>
          </table:table-cell>
          <table:table-cell table:style-name="ce14" office:value-type="string">
            <text:p>0805 SMD 4700 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1]*[.D21]" office:value-type="currency" office:currency="EUR" office:value="0.04">
            <text:p>0.04 €</text:p>
          </table:table-cell>
          <table:table-cell table:style-name="ce23" table:formula="of:=[.H$1]*[.F21]" office:value-type="float" office:value="10">
            <text:p>10</text:p>
          </table:table-cell>
          <table:table-cell table:style-name="ce35" table:formula="of:=[.H21]*[.D21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15-08N100</text:p>
          </table:table-cell>
          <table:table-cell table:style-name="ce14" office:value-type="string">
            <text:p>0805 KerKo 100 nF</text:p>
          </table:table-cell>
          <table:table-cell table:style-name="ce18" office:value-type="currency" office:currency="EUR" office:value="0.015" table:number-columns-spanned="2" table:number-rows-spanned="1">
            <text:p>0.02 €</text:p>
          </table:table-cell>
          <table:covered-table-cell table:style-name="ce23"/>
          <table:table-cell table:style-name="ce26" office:value-type="float" office:value="19">
            <text:p>19</text:p>
          </table:table-cell>
          <table:table-cell table:style-name="ce23" table:formula="of:=[.F22]*[.D22]" office:value-type="currency" office:currency="EUR" office:value="0.285">
            <text:p>0.29 €</text:p>
          </table:table-cell>
          <table:table-cell table:style-name="ce23" table:formula="of:=[.H$1]*[.F22]" office:value-type="float" office:value="190">
            <text:p>190</text:p>
          </table:table-cell>
          <table:table-cell table:style-name="ce35" table:formula="of:=[.H22]*[.D22]" office:value-type="currency" office:currency="EUR" office:value="2.85">
            <text:p>2.85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6074">
            <text:p>16074</text:p>
          </table:table-cell>
          <table:table-cell table:style-name="ce13" office:value-type="string">
            <text:p>74HC595 SMD</text:p>
          </table:table-cell>
          <table:table-cell table:style-name="ce18" office:value-type="currency" office:currency="EUR" office:value="0.16" table:number-columns-spanned="2" table:number-rows-spanned="1">
            <text:p>0.16 €</text:p>
          </table:table-cell>
          <table:covered-table-cell table:style-name="ce23"/>
          <table:table-cell table:style-name="ce26" office:value-type="float" office:value="3">
            <text:p>3</text:p>
          </table:table-cell>
          <table:table-cell table:style-name="ce23" table:formula="of:=[.F23]*[.D23]" office:value-type="currency" office:currency="EUR" office:value="0.48">
            <text:p>0.48 €</text:p>
          </table:table-cell>
          <table:table-cell table:style-name="ce23" table:formula="of:=[.H$1]*[.F23]" office:value-type="float" office:value="30">
            <text:p>30</text:p>
          </table:table-cell>
          <table:table-cell table:style-name="ce35" table:formula="of:=[.H23]*[.D23]" office:value-type="currency" office:currency="EUR" office:value="4.8">
            <text:p>4.8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6050">
            <text:p>16050</text:p>
          </table:table-cell>
          <table:table-cell table:style-name="ce13" office:value-type="string">
            <text:p>74 HC 00 SMD</text:p>
          </table:table-cell>
          <table:table-cell table:style-name="ce18" office:value-type="currency" office:currency="EUR" office:value="0.09" table:number-columns-spanned="2" table:number-rows-spanned="1">
            <text:p>0.09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4]*[.D24]" office:value-type="currency" office:currency="EUR" office:value="0.09">
            <text:p>0.09 €</text:p>
          </table:table-cell>
          <table:table-cell table:style-name="ce23" table:formula="of:=[.H$1]*[.F24]" office:value-type="float" office:value="10">
            <text:p>10</text:p>
          </table:table-cell>
          <table:table-cell table:style-name="ce35" table:formula="of:=[.H24]*[.D24]" office:value-type="currency" office:currency="EUR" office:value="0.9">
            <text:p>0.9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5-DIP16LC</text:p>
          </table:table-cell>
          <table:table-cell table:style-name="ce14" office:value-type="string">
            <text:p>IC-Fassung 16 pol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5]*[.D25]" office:value-type="currency" office:currency="EUR" office:value="0.04">
            <text:p>0.04 €</text:p>
          </table:table-cell>
          <table:table-cell table:style-name="ce23" table:formula="of:=[.H$1]*[.F25]" office:value-type="float" office:value="10">
            <text:p>10</text:p>
          </table:table-cell>
          <table:table-cell table:style-name="ce35" table:formula="of:=[.H25]*[.D25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5761">
            <text:p>15761</text:p>
          </table:table-cell>
          <table:table-cell table:style-name="ce13" office:value-type="string">
            <text:p>Mini USB Buchse Typ B SMD</text:p>
          </table:table-cell>
          <table:table-cell table:style-name="ce18" office:value-type="currency" office:currency="EUR" office:value="0.42" table:number-columns-spanned="2" table:number-rows-spanned="1">
            <text:p>0.42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6]*[.D26]" office:value-type="currency" office:currency="EUR" office:value="0.42">
            <text:p>0.42 €</text:p>
          </table:table-cell>
          <table:table-cell table:style-name="ce23" table:formula="of:=[.H$1]*[.F26]" office:value-type="float" office:value="10">
            <text:p>10</text:p>
          </table:table-cell>
          <table:table-cell table:style-name="ce35" table:formula="of:=[.H26]*[.D26]" office:value-type="currency" office:currency="EUR" office:value="4.2">
            <text:p>4.2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float" office:value="13204">
            <text:p>13204</text:p>
          </table:table-cell>
          <table:table-cell table:style-name="ce14" office:value-type="string">
            <text:p>Z-Diode SMD 3,6 V</text:p>
          </table:table-cell>
          <table:table-cell table:style-name="ce18" office:value-type="currency" office:currency="EUR" office:value="0.05" table:number-columns-spanned="2" table:number-rows-spanned="1">
            <text:p>0.05 €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3" table:formula="of:=[.F27]*[.D27]" office:value-type="currency" office:currency="EUR" office:value="0.1">
            <text:p>0.10 €</text:p>
          </table:table-cell>
          <table:table-cell table:style-name="ce23" table:formula="of:=[.H$1]*[.F27]" office:value-type="float" office:value="20">
            <text:p>20</text:p>
          </table:table-cell>
          <table:table-cell table:style-name="ce35" table:formula="of:=[.H27]*[.D27]" office:value-type="currency" office:currency="EUR" office:value="1">
            <text:p>1.0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0068</text:p>
          </table:table-cell>
          <table:table-cell table:style-name="ce14" office:value-type="string">
            <text:p>0805 SMD 68 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3" table:formula="of:=[.F28]*[.D28]" office:value-type="currency" office:currency="EUR" office:value="0.08">
            <text:p>0.08 €</text:p>
          </table:table-cell>
          <table:table-cell table:style-name="ce23" table:formula="of:=[.H$1]*[.F28]" office:value-type="float" office:value="20">
            <text:p>20</text:p>
          </table:table-cell>
          <table:table-cell table:style-name="ce35" table:formula="of:=[.H28]*[.D28]" office:value-type="currency" office:currency="EUR" office:value="0.8">
            <text:p>0.8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M001</text:p>
          </table:table-cell>
          <table:table-cell table:style-name="ce14" office:value-type="string">
            <text:p>0805 SMD 1 M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29]*[.D29]" office:value-type="currency" office:currency="EUR" office:value="0.04">
            <text:p>0.04 €</text:p>
          </table:table-cell>
          <table:table-cell table:style-name="ce23" table:formula="of:=[.H$1]*[.F29]" office:value-type="float" office:value="10">
            <text:p>10</text:p>
          </table:table-cell>
          <table:table-cell table:style-name="ce35" table:formula="of:=[.H29]*[.D29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10-08K001,5</text:p>
          </table:table-cell>
          <table:table-cell table:style-name="ce14" office:value-type="string">
            <text:p>0805 SMD 1500 Ohm</text:p>
          </table:table-cell>
          <table:table-cell table:style-name="ce18" office:value-type="currency" office:currency="EUR" office:value="0.04" table:number-columns-spanned="2" table:number-rows-spanned="1">
            <text:p>0.04 €</text:p>
          </table:table-cell>
          <table:covered-table-cell table:style-name="ce23"/>
          <table:table-cell table:style-name="ce26" office:value-type="float" office:value="1">
            <text:p>1</text:p>
          </table:table-cell>
          <table:table-cell table:style-name="ce23" table:formula="of:=[.F30]*[.D30]" office:value-type="currency" office:currency="EUR" office:value="0.04">
            <text:p>0.04 €</text:p>
          </table:table-cell>
          <table:table-cell table:style-name="ce23" table:formula="of:=[.H$1]*[.F30]" office:value-type="float" office:value="10">
            <text:p>10</text:p>
          </table:table-cell>
          <table:table-cell table:style-name="ce35" table:formula="of:=[.H30]*[.D30]" office:value-type="currency" office:currency="EUR" office:value="0.4">
            <text:p>0.4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9" office:value-type="float" office:value="97124">
            <text:p>97124</text:p>
          </table:table-cell>
          <table:table-cell table:style-name="ce15" office:value-type="string">
            <text:p>Permastat-Beutel 80 x 120mm</text:p>
          </table:table-cell>
          <table:table-cell table:style-name="ce18" office:value-type="currency" office:currency="EUR" office:value="0.08" table:number-columns-spanned="2" table:number-rows-spanned="1">
            <text:p>0.08 €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3" table:formula="of:=[.F31]*[.D31]" office:value-type="currency" office:currency="EUR" office:value="0.16">
            <text:p>0.16 €</text:p>
          </table:table-cell>
          <table:table-cell table:style-name="ce23" table:formula="of:=[.H$1]*[.F31]" office:value-type="float" office:value="20">
            <text:p>20</text:p>
          </table:table-cell>
          <table:table-cell table:style-name="ce35" table:formula="of:=[.H31]*[.D31]" office:value-type="currency" office:currency="EUR" office:value="1.6">
            <text:p>1.60 €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SD</text:p>
          </table:table-cell>
          <table:table-cell table:style-name="ce7" office:value-type="string">
            <text:p>SHIPPING</text:p>
          </table:table-cell>
          <table:table-cell table:style-name="ce14"/>
          <table:table-cell table:style-name="ce18" office:value-type="currency" office:currency="EUR" office:value="3.59" table:number-columns-spanned="2" table:number-rows-spanned="1">
            <text:p>3.59 €</text:p>
          </table:table-cell>
          <table:covered-table-cell table:style-name="ce23"/>
          <table:table-cell table:style-name="ce26"/>
          <table:table-cell table:style-name="ce23" table:number-columns-repeated="2"/>
          <table:table-cell table:style-name="ce35" table:formula="of:=[.D32]" office:value-type="currency" office:currency="EUR" office:value="3.59">
            <text:p>3.59 €</text:p>
          </table:table-cell>
          <table:table-cell table:number-columns-repeated="1015"/>
        </table:table-row>
        <table:table-row table:style-name="ro1">
          <table:table-cell table:style-name="ce3" table:number-columns-spanned="4" table:number-rows-spanned="1"/>
          <table:covered-table-cell table:style-name="ce10"/>
          <table:covered-table-cell table:style-name="ce16"/>
          <table:covered-table-cell table:style-name="ce20"/>
          <table:table-cell table:style-name="ce25"/>
          <table:table-cell table:style-name="ce29" table:formula="of:=SUM([.F11:.F32])" office:value-type="float" office:value="55">
            <text:p>55</text:p>
          </table:table-cell>
          <table:table-cell table:style-name="ce32" table:formula="of:=SUM([.G11:.G32])" office:value-type="currency" office:currency="EUR" office:value="4.165">
            <text:p>4.17 €</text:p>
          </table:table-cell>
          <table:table-cell table:style-name="ce29" table:formula="of:=SUM([.H11:.H32])" office:value-type="float" office:value="550">
            <text:p>550</text:p>
          </table:table-cell>
          <table:table-cell table:style-name="ce25" table:formula="of:=SUM([.I11:.I32])" office:value-type="currency" office:currency="EUR" office:value="45.24">
            <text:p>45.24 €</text:p>
          </table:table-cell>
          <table:table-cell/>
          <table:table-cell table:style-name="ce9" office:value-type="string">
            <text:p> </text:p>
          </table:table-cell>
          <table:table-cell table:number-columns-repeated="2"/>
          <table:table-cell table:style-name="ce38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30"/>
          <table:table-cell table:number-columns-repeated="1018"/>
        </table:table-row>
        <table:table-row table:style-name="ro2" table:number-rows-repeated="65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9/02/2009</text:date>, <text:time>18:1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d dc</meta:initial-creator>
    <meta:creation-date>2009-07-27T09:12:59</meta:creation-date>
    <dc:date>2009-09-02T18:18:02</dc:date>
    <meta:editing-cycles>29</meta:editing-cycles>
    <meta:editing-duration>PT03H50M42S</meta:editing-duration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